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number-columns-spanned="7" table:number-rows-spanned="1" table:style-name="ce2">
            <text:p>Plantilla: Controlar la Calidad (Control Quality)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4">
            <text:p>Entregable</text:p>
          </table:table-cell>
          <table:table-cell office:value-type="string" table:style-name="ce4">
            <text:p>Prueba realizada</text:p>
          </table:table-cell>
          <table:table-cell office:value-type="string" table:style-name="ce4">
            <text:p>Resultado esperado</text:p>
          </table:table-cell>
          <table:table-cell office:value-type="string" table:style-name="ce4">
            <text:p>Resultado obtenido</text:p>
          </table:table-cell>
          <table:table-cell office:value-type="string" table:style-name="ce4">
            <text:p>Hallazgos</text:p>
          </table:table-cell>
          <table:table-cell office:value-type="string" table:style-name="ce4">
            <text:p>Acción correctiva</text:p>
          </table:table-cell>
          <table:table-cell office:value-type="string" table:style-name="ce4">
            <text:p>Estado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Aplicación Móvil (Android/iOS)</text:p>
          </table:table-cell>
          <table:table-cell office:value-type="string" table:style-name="ce5">
            <text:p>Configurar una alerta de temperatura alta</text:p>
          </table:table-cell>
          <table:table-cell office:value-type="string" table:style-name="ce5">
            <text:p>El usuario recibe una notificación push en su dispositivo en menos de 10 segundos tras superar el umbral</text:p>
          </table:table-cell>
          <table:table-cell office:value-type="string" table:style-name="ce5">
            <text:p>La notificación push no se envía. La alerta se guarda correctamente en la base de datos, pero el backend no la procesa para notificar al usuario</text:p>
          </table:table-cell>
          <table:table-cell office:value-type="string" table:style-name="ce5">
            <text:p>Fallo crítico en el sistema de alertas. La lógica del backend que dispara las notificaciones no está funcionando</text:p>
          </table:table-cell>
          <table:table-cell office:value-type="string" table:style-name="ce5">
            <text:p>Revisar y corregir el código del backend responsable de evaluar las reglas de alerta y llamar al servicio de notificaciones</text:p>
          </table:table-cell>
          <table:table-cell office:value-type="string" table:style-name="ce5">
            <text:p>Rechazad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Dashboard Web</text:p>
          </table:table-cell>
          <table:table-cell office:value-type="string" table:style-name="ce3">
            <text:p>Visualizar el gráfico histórico de temperatura de un sensor para los últimos 7 días</text:p>
          </table:table-cell>
          <table:table-cell office:value-type="string" table:style-name="ce3">
            <text:p>Se muestra un gráfico de líneas interactivo con los datos actualizados cada hora, cargando en menos de 3 segundos</text:p>
          </table:table-cell>
          <table:table-cell office:value-type="string" table:style-name="ce3">
            <text:p>El gráfico tarda más de 15 segundos en cargar y muestra un error de "timeout" en la consulta a la base de datos</text:p>
          </table:table-cell>
          <table:table-cell office:value-type="string" table:style-name="ce3">
            <text:p>Problema grave de rendimiento en la consulta de datos históricos, haciendo la funcionalidad inusable</text:p>
          </table:table-cell>
          <table:table-cell office:value-type="string" table:style-name="ce3">
            <text:p>Optimizar la consulta SQL a la base de datos. Implementar un índice en la columna de fecha de la tabla de lecturas.</text:p>
          </table:table-cell>
          <table:table-cell office:value-type="string" table:style-name="ce3">
            <text:p>Rechazad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Integración con Sensor IoT</text:p>
          </table:table-cell>
          <table:table-cell office:value-type="string" table:style-name="ce3">
            <text:p>Añadir un nuevo sensor a la cuenta de un usuario y verificar la lectura de datos en tiempo real</text:p>
          </table:table-cell>
          <table:table-cell office:value-type="string" table:style-name="ce3">
            <text:p><text:s/>El valor de temperatura se muestra en la app y se actualiza automáticamente cada 30 segundos</text:p>
          </table:table-cell>
          <table:table-cell office:value-type="string" table:style-name="ce3">
            <text:p>El sensor se conecta y los datos se muestran en la app con una actualización correcta cada 30 segundos. La latencia es de menos de 2 segundos</text:p>
          </table:table-cell>
          <table:table-cell office:value-type="string" table:style-name="ce3">
            <text:p>La integración con el sensor es estable y fiable. Se detectó una desconexión momentánea tras 1 hora de uso continuo, pero se recuperó automáticamente sin intervención del usuario</text:p>
          </table:table-cell>
          <table:table-cell office:value-type="string" table:style-name="ce3">
            <text:p>Investigar la causa de la desconexión esporádica para mejorar la robustez de la conexión en futuras versiones</text:p>
          </table:table-cell>
          <table:table-cell office:value-type="string" table:style-name="ce3">
            <text:p>Aceptad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roceso de Registro de Usuario</text:p>
          </table:table-cell>
          <table:table-cell office:value-type="string" table:style-name="ce3">
            <text:p>Completar el formulario de registro en la app web con un email y contraseña válidos</text:p>
          </table:table-cell>
          <table:table-cell office:value-type="string" table:style-name="ce1">
            <text:p>El usuario crea su cuenta correctamente, recibe un email de verificación y puede iniciar sesión</text:p>
          </table:table-cell>
          <table:table-cell office:value-type="string" table:style-name="ce3">
            <text:p>El usuario completa el registro, recibe el email de verificación en menos de 1 minuto, hace clic en el enlace y su cuenta queda verificada. Puede iniciar sesión sin problemas.</text:p>
          </table:table-cell>
          <table:table-cell office:value-type="string" table:style-name="ce3">
            <text:p>El flujo de registro funciona correctamente. Se observó que el email de verificación a veces llega a la carpeta de spam en cuentas de Gmail</text:p>
          </table:table-cell>
          <table:table-cell office:value-type="string" table:style-name="ce3">
            <text:p>Añadir instrucciones en la web para que el usuario revise su carpeta de spam</text:p>
          </table:table-cell>
          <table:table-cell office:value-type="string" table:style-name="ce3">
            <text:p>Aceptado</text:p>
          </table:table-cell>
          <table:table-cell table:number-columns-repeated="16377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Diego Santos Muñoz</meta:initial-creator>
    <dc:creator>Diego Santos Muñoz</dc:creator>
    <meta:creation-date>2025-11-24T11:50:59Z</meta:creation-date>
    <dc:date>2025-11-24T12:01:49Z</dc:date>
    <meta:editing-duration>PT0S</meta:editing-duration>
  </office:meta>
</office:document-meta>
</file>